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style:text-autospace="none"/>
      <style:text-properties style:text-underline-style="solid" style:text-underline-width="auto" style:text-underline-color="font-color"/>
    </style:style>
    <style:style style:name="P4" style:family="paragraph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font-family="Arial" style:font-family-generic="swiss" fo:font-size="12pt" style:text-underline-style="solid" style:text-underline-width="auto" style:text-underline-color="font-color" style:font-family-asian="Arial" style:font-family-generic-asian="swiss" style:font-size-asian="12pt" style:font-family-complex="Arial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cm" svg:height="3.2cm" svg:x="0.1cm" svg:y="0.1cm">
          <text:p/>
        </draw:rect>
        <draw:frame draw:style-name="gr2" draw:text-style-name="P2" draw:layer="layout" svg:width="5cm" svg:height="0.818cm" svg:x="3.7cm" svg:y="0.137cm">
          <draw:text-box>
            <text:p text:style-name="P1"><text:span text:style-name="T1">ModelBusPlugin</text:span></text:p>
          </draw:text-box>
        </draw:frame>
        <draw:line draw:style-name="gr3" draw:text-style-name="P1" draw:layer="layout" svg:x1="0.1cm" svg:y1="1cm" svg:x2="12.1cm" svg:y2="1cm">
          <text:p/>
        </draw:line>
        <draw:frame draw:style-name="gr4" draw:text-style-name="P4" draw:layer="layout" svg:width="12.5cm" svg:height="2.6cm" svg:x="0cm" svg:y="1.1cm">
          <draw:text-box>
            <text:p text:style-name="P3"><text:span text:style-name="T2">getMetamodelRegistry(): IMetamodelRegistry</text:span></text:p>
            <text:p text:style-name="P3"><text:span text:style-name="T2">getModelRegistry(): IModelRegistry</text:span></text:p>
            <text:p text:style-name="P3"><text:span text:style-name="T2">getModelInstanceRegistry(): IModelInstanceRegistry</text:span></text:p>
            <text:p text:style-name="P3"><text:span text:style-name="T2">getModelInstanceTypeRegistry(): IModelInstanceTypeRegist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2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19T23:52:00.69</dc:date>
    <dc:creator>Claas Wilke</dc:creator>
    <meta:editing-duration>PT02H04M43S</meta:editing-duration>
    <meta:editing-cycles>42</meta:editing-cycles>
    <meta:generator>OpenOffice.org/3.1$Win32 OpenOffice.org_project/310m19$Build-9420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